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ro15" style:family="table-row">
      <style:table-row-properties fo:break-before="auto" style:row-height="143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 table:number-columns-repeated="2"/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 table:number-columns-repeated="2"/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 table:number-columns-repeated="2"/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NEXT_BOOKS_IN_HISTORY</text:p>
          </table:table-cell>
          <table:table-cell table:style-name="ce23" office:value-type="string">
            <text:p>Next Books in History</text:p>
          </table:table-cell>
          <table:table-cell table:style-name="ce23"/>
          <table:table-cell table:style-name="ce23" office:value-type="string">
            <text:p>Nächste Bücher in History</text:p>
          </table:table-cell>
          <table:table-cell table:number-columns-repeated="2"/>
          <table:table-cell table:style-name="ce23" office:value-type="string">
            <text:p>Livres suivants dans l'Historique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Volgende boeken in geschiedenis</text:p>
          </table:table-cell>
          <table:table-cell table:number-columns-repeated="3"/>
          <table:table-cell table:style-name="ce23" office:value-type="string">
            <text:p>Следующие книги в истори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PREVIOUS_BOOKS_IN_HISTORY</text:p>
          </table:table-cell>
          <table:table-cell table:style-name="ce28" office:value-type="string">
            <text:p>Previous Books in History</text:p>
          </table:table-cell>
          <table:table-cell table:style-name="ce28"/>
          <table:table-cell table:style-name="ce28" office:value-type="string">
            <text:p>Vorherige Bücher in History</text:p>
          </table:table-cell>
          <table:table-cell table:number-columns-repeated="2"/>
          <table:table-cell table:style-name="ce28" office:value-type="string">
            <text:p>Livres précédents dans l'Historique</text:p>
          </table:table-cell>
          <table:table-cell/>
          <table:table-cell table:style-name="ce28"/>
          <table:table-cell table:number-columns-repeated="2"/>
          <table:table-cell table:style-name="ce28" office:value-type="string">
            <text:p>Vorige boeken in geschiedenis</text:p>
          </table:table-cell>
          <table:table-cell table:style-name="ce28"/>
          <table:table-cell table:number-columns-repeated="2"/>
          <table:table-cell table:style-name="ce28" office:value-type="string">
            <text:p>Предыдущие книги в истории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l'Ecriture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l'Ecriture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onnées du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texte comme fichier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 table:number-columns-repeated="2"/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number-columns-repeated="2"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 table:number-columns-repeated="2"/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number-columns-repeated="2"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5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superposición de Eventos en Standby</text:p>
          </table:table-cell>
          <table:table-cell table:style-name="ce21" office:value-type="string">
            <text:p>Afficher une surimpression des événements lors de la mise en veille</text:p>
          </table:table-cell>
          <table:table-cell/>
          <table:table-cell table:style-name="ce23"/>
          <table:table-cell table:style-name="ce21" office:value-type="string">
            <text:p>Mostra superposició d'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Afficher une icone lors de la mise en veille</text:p>
          </table:table-cell>
          <table:table-cell/>
          <table:table-cell table:style-name="ce23"/>
          <table:table-cell table:style-name="ce21" office:value-type="string">
            <text:p>Mostra Icona a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personalizado en Standby</text:p>
          </table:table-cell>
          <table:table-cell table:style-name="ce21" office:value-type="string">
            <text:p>Afficher un texte de mise en veille personnalisé</text:p>
          </table:table-cell>
          <table:table-cell/>
          <table:table-cell table:style-name="ce23"/>
          <table:table-cell table:style-name="ce21" office:value-type="string">
            <text:p>Mostra text Standby personalitzat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superposición de Eventos en Apagado</text:p>
          </table:table-cell>
          <table:table-cell table:style-name="ce21" office:value-type="string">
            <text:p>Afficher une surimpression des événements lors de l'arrêt</text:p>
          </table:table-cell>
          <table:table-cell/>
          <table:table-cell table:style-name="ce23"/>
          <table:table-cell table:style-name="ce21" office:value-type="string">
            <text:p>Mostra superposició d'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personalizad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Apagat personalitz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 table:number-columns-repeated="2"/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number-columns-repeated="2"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 personnalisées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 personnalisées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number-columns-repeated="2" table:style-name="ce23"/>
          <table:table-cell table:style-name="ce23" office:value-type="string">
            <text:p>Vitesse de double 'click'</text:p>
          </table:table-cell>
          <table:table-cell table:number-columns-repeated="4"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number-columns-repeated="2" table:style-name="ce23"/>
          <table:table-cell table:style-name="ce23" office:value-type="string">
            <text:p>Entrer la vitesse en millisecondes (500 par défaut)</text:p>
          </table:table-cell>
          <table:table-cell table:number-columns-repeated="7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du Zoom : Action du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du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du Zoom : Action du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4"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number-columns-repeated="2" table:style-name="ce23"/>
          <table:table-cell table:style-name="ce23" office:value-type="string">
            <text:p>minutes,1 minute,0 minutes</text:p>
          </table:table-cell>
          <table:table-cell table:number-columns-repeated="4"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number-columns-repeated="2" table:style-name="ce23"/>
          <table:table-cell table:style-name="ce23" office:value-type="string">
            <text:p>heures,1 heure,0 heures</text:p>
          </table:table-cell>
          <table:table-cell table:number-columns-repeated="4"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0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